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34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7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кция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Расчет эталонной доходности для тестирования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Акция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 table:number-columns-repeated="2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/>
          <table:table-cell table:formula="of:=-[.E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5]" office:value-type="float" office:value="-100" calcext:value-type="float">
            <text:p>-100</text:p>
          </table:table-cell>
          <table:table-cell table:formula="of:=[.G15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8]" office:value-type="float" office:value="500" calcext:value-type="float">
            <text:p>500</text:p>
          </table:table-cell>
          <table:table-cell/>
          <table:table-cell table:formula="of:=[.G18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/>
          <table:table-cell table:formula="of:=-[.E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22]" office:value-type="float" office:value="-100" calcext:value-type="float">
            <text:p>-100</text:p>
          </table:table-cell>
          <table:table-cell table:formula="of:=[.G2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21]+[.E22])" office:value-type="float" office:value="14900" calcext:value-type="float">
            <text:p>149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9]" office:value-type="float" office:value="-15400" calcext:value-type="float">
            <text:p>-15400</text:p>
          </table:table-cell>
          <table:table-cell table:number-columns-repeated="6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5]" office:value-type="float" office:value="15400" calcext:value-type="float">
            <text:p>154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7];[.A7:.A27])" office:value-type="float" office:value="0.544171335882644" calcext:value-type="float">
            <text:p>0,5442</text:p>
          </table:table-cell>
          <table:table-cell table:style-name="ce3" table:formula="of:=XIRR([.I7:.I29];[.A7:.A29])" office:value-type="float" office:value="0.646058329580179" calcext:value-type="float">
            <text:p>0,6461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2];[.A7:.A22])" office:value-type="float" office:value="0.616127749303461" calcext:value-type="float">
            <text:p>0,6161</text:p>
          </table:table-cell>
          <table:table-cell table:style-name="ce3" table:formula="of:=[.G34]-[.H31]" office:value-type="float" office:value="0.0719564134208168" calcext:value-type="float">
            <text:p>0,0720</text:p>
          </table:table-cell>
          <table:table-cell table:style-name="ce3" table:formula="of:=[.I31]-[.G34]" office:value-type="float" office:value="0.0299305802767185" calcext:value-type="float">
            <text:p>0,0299</text:p>
          </table:table-cell>
          <table:table-cell table:style-name="ce3" table:formula="of:=[.G34]-[.H34]" office:value-type="float" office:value="0.544171335882644" calcext:value-type="float">
            <text:p>0,5442</text:p>
          </table:table-cell>
          <table:table-cell/>
        </table:table-row>
      </table:table>
      <table:table table:name="Облигация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облигации с НКД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Облигация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0:.E12])" office:value-type="float" office:value="-9700" calcext:value-type="float">
            <text:p>-97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-[.E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1]" office:value-type="float" office:value="-100" calcext:value-type="float">
            <text:p>-100</text:p>
          </table:table-cell>
          <table:table-cell table:formula="of:=[.G11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-[.E12]" office:value-type="float" office:value="-800" calcext:value-type="float">
            <text:p>-800</text:p>
          </table:table-cell>
          <table:table-cell/>
          <table:table-cell table:formula="of:=[.G12]" office:value-type="float" office:value="-800" calcext:value-type="float">
            <text:p>-8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15]" office:value-type="float" office:value="1000" calcext:value-type="float">
            <text:p>1000</text:p>
          </table:table-cell>
          <table:table-cell/>
          <table:table-cell table:formula="of:=[.G1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9]" office:value-type="float" office:value="-100" calcext:value-type="float">
            <text:p>-100</text:p>
          </table:table-cell>
          <table:table-cell table:formula="of:=[.G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20]" office:value-type="float" office:value="1000" calcext:value-type="float">
            <text:p>1000</text:p>
          </table:table-cell>
          <table:table-cell/>
          <table:table-cell table:formula="of:=[.G20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8:.E20])" office:value-type="float" office:value="10900" calcext:value-type="float">
            <text:p>10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6]" office:value-type="float" office:value="-15900" calcext:value-type="float">
            <text:p>-15900</text:p>
          </table:table-cell>
          <table:table-cell table:number-columns-repeated="5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4]" office:value-type="float" office:value="15900" calcext:value-type="float">
            <text:p>15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9:.H28];[.A9:.A28])" office:value-type="float" office:value="0.123017562410942" calcext:value-type="float">
            <text:p>0,1230</text:p>
          </table:table-cell>
          <table:table-cell table:style-name="ce3" table:formula="of:=XIRR([.I9:.I28];[.A9:.A28])" office:value-type="float" office:value="0.291059682277158" calcext:value-type="float">
            <text:p>0,2911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10:.G28];[.A10:.A28])" office:value-type="float" office:value="0.263719287124107" calcext:value-type="float">
            <text:p>0,2637</text:p>
          </table:table-cell>
          <table:table-cell table:style-name="ce3" table:formula="of:=[.G33]-[.H30]" office:value-type="float" office:value="0.140701724713165" calcext:value-type="float">
            <text:p>0,1407</text:p>
          </table:table-cell>
          <table:table-cell table:style-name="ce3" table:formula="of:=[.I30]-[.G33]" office:value-type="float" office:value="0.0273403951530513" calcext:value-type="float">
            <text:p>0,0273</text:p>
          </table:table-cell>
          <table:table-cell table:style-name="ce3" table:formula="of:=[.G33]-[.H33]" office:value-type="float" office:value="0.123017562410942" calcext:value-type="float">
            <text:p>0,1230</text:p>
          </table:table-cell>
        </table:table-row>
      </table:table>
      <table:table table:name="Депозит на карту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Депози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центы 1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1]" office:value-type="float" office:value="300" calcext:value-type="float">
            <text:p>300</text:p>
          </table:table-cell>
          <table:table-cell/>
          <table:table-cell table:formula="of:=[.G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Проценты 2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5]" office:value-type="float" office:value="300" calcext:value-type="float">
            <text:p>300</text:p>
          </table:table-cell>
          <table:table-cell/>
          <table:table-cell table:formula="of:=[.G1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центы 3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9]" office:value-type="float" office:value="300" calcext:value-type="float">
            <text:p>300</text:p>
          </table:table-cell>
          <table:table-cell/>
          <table:table-cell table:formula="of:=[.G1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Закрытие депози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5];[.A7:.A25])" office:value-type="float" office:value="2.93703178301861E-017" calcext:value-type="float">
            <text:p>0,0000</text:p>
          </table:table-cell>
          <table:table-cell table:style-name="ce3" table:formula="of:=XIRR([.I7:.I25];[.A7:.A25])" office:value-type="float" office:value="0.0941840656386543" calcext:value-type="float">
            <text:p>0,0942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5];[.A7:.A25])" office:value-type="float" office:value="0.0941840656386543" calcext:value-type="float">
            <text:p>0,0942</text:p>
          </table:table-cell>
          <table:table-cell table:style-name="ce3" table:formula="of:=[.G30]-[.H27]" office:value-type="float" office:value="0.0941840656386543" calcext:value-type="float">
            <text:p>0,0942</text:p>
          </table:table-cell>
          <table:table-cell table:style-name="ce3" table:formula="of:=[.I27]-[.G30]" office:value-type="float" office:value="0" calcext:value-type="float">
            <text:p>0,0000</text:p>
          </table:table-cell>
          <table:table-cell table:style-name="ce3" table:formula="of:=[.G30]-[.H30]" office:value-type="float" office:value="0" calcext:value-type="float">
            <text:p>0,0000</text:p>
          </table:table-cell>
        </table:table-row>
      </table:table>
      <table:table table:name="Счет с комиссией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Счет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полнение наличным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-[.E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0]" office:value-type="float" office:value="-200" calcext:value-type="float">
            <text:p>-200</text:p>
          </table:table-cell>
          <table:table-cell table:formula="of:=[.G10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formula="of:=-SUM([.E9:.E10])" office:value-type="float" office:value="-5200" calcext:value-type="float">
            <text:p>-52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Проценты по депозиту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6000" calcext:value-type="float">
            <text:p>-16000</text:p>
          </table:table-cell>
          <table:table-cell/>
          <table:table-cell table:formula="of:=-[.E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7]" office:value-type="float" office:value="-200" calcext:value-type="float">
            <text:p>-200</text:p>
          </table:table-cell>
          <table:table-cell table:formula="of:=[.G17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16:.E17])" office:value-type="float" office:value="15800" calcext:value-type="float">
            <text:p>158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20];[.A6:.A20])" office:value-type="float" office:value="0.105080002767215" calcext:value-type="float">
            <text:p>0,1051</text:p>
          </table:table-cell>
          <table:table-cell table:style-name="ce3" table:formula="of:=XIRR([.I6:.I20];[.A6:.A20])" office:value-type="float" office:value="0.180838328428385" calcext:value-type="float">
            <text:p>0,1808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7];[.A6:.A17])" office:value-type="float" office:value="0.105080002767215" calcext:value-type="float">
            <text:p>0,1051</text:p>
          </table:table-cell>
          <table:table-cell table:style-name="ce3" table:formula="of:=[.G25]-[.H22]" office:value-type="float" office:value="0" calcext:value-type="float">
            <text:p>0,0000</text:p>
          </table:table-cell>
          <table:table-cell table:style-name="ce3" table:formula="of:=[.I22]-[.G25]" office:value-type="float" office:value="0.0757583256611698" calcext:value-type="float">
            <text:p>0,0758</text:p>
          </table:table-cell>
          <table:table-cell table:style-name="ce3" table:formula="of:=[.G25]-[.H25]" office:value-type="float" office:value="0.105080002767215" calcext:value-type="float">
            <text:p>0,1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.00.0000</text:date>, <text:time style:data-style-name="N2" text:time-value="09:12:35.37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58:39.025000000</meta:creation-date>
    <meta:generator>LibreOffice/5.3.1.2$Windows_x86 LibreOffice_project/e80a0e0fd1875e1696614d24c32df0f95f03deb2</meta:generator>
    <dc:date>2017-04-21T10:14:10.586000000</dc:date>
    <meta:editing-duration>PT35M42S</meta:editing-duration>
    <meta:editing-cycles>8</meta:editing-cycles>
    <meta:document-statistic meta:table-count="4" meta:cell-count="396" meta:object-count="0"/>
  </office:meta>
</office:document-meta>
</file>